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 ma w żadnym innym</text:span><text:span text:style-name="T1"><text:line-break/></text:span><text:span text:style-name="T1">zbawienia dla ludzi</text:span><text:span text:style-name="T1"><text:line-break/></text:span><text:span text:style-name="T1">Bo nie ma.</text:span><text:span text:style-name="T1"><text:line-break/></text:span><text:span text:style-name="T1">Bo nie ma innego imienia</text:span><text:span text:style-name="T1"><text:line-break/></text:span><text:span text:style-name="T1">– pod nieb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Tylko...</text:span><text:span text:style-name="T1"><text:line-break/></text:span><text:span text:style-name="T1">Jezus, Jezus</text:span><text:span text:style-name="T1"><text:line-break/></text:span><text:span text:style-name="T1">Jedno Imię</text:span><text:span text:style-name="T1"><text:line-break/></text:span><text:span text:style-name="T1">Panów Pan.</text:span><text:span text:style-name="T1"><text:line-break/></text:span><text:span text:style-name="T1">Tylko...</text:span><text:span text:style-name="T1"><text:line-break/></text:span><text:span text:style-name="T1">Jezus, Jezus</text:span><text:span text:style-name="T1"><text:line-break/></text:span><text:span text:style-name="T1">Jedno Imię</text:span><text:span text:style-name="T1"><text:line-break/></text:span><text:span text:style-name="T1">Królów Kró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6:09:23</meta:creation-date>
    <dc:creator>Rafał Talacha</dc:creator>
    <dc:date>2009-01-27T10:05:53</dc:date>
    <dc:language>pl-PL</dc:language>
    <meta:editing-cycles>5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